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Wir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#######################################</text:span></text:p>
      <text:p text:style-name="P10"><text:span text:style-name="T10_1">#<text:s/></text:span><text:span text:style-name="T10_2">Methods</text:span><text:span text:style-name="T10_3"><text:s/></text:span><text:span text:style-name="T10_4">and</text:span><text:span text:style-name="T10_5"><text:s/></text:span><text:span text:style-name="T10_6">Functions</text:span><text:span text:style-name="T10_7"><text:s/>(</text:span><text:span text:style-name="T10_8">KEYWORD</text:span><text:span text:style-name="T10_9">2)</text:span></text:p>
      <text:p text:style-name="P11"><text:span text:style-name="T11_1">#######################################</text:span></text:p>
      <text:p text:style-name="P12"/>
      <text:p text:style-name="P13"><text:span text:style-name="T13_1">begin</text:span><text:span text:style-name="T13_2"><text:tab/></text:span><text:span text:style-name="T13_3">KEYWORD</text:span><text:span text:style-name="T13_4">2</text:span></text:p>
      <text:p text:style-name="P14"><text:span text:style-name="T14_1">beginTransmission</text:span><text:span text:style-name="T14_2"><text:tab/></text:span><text:span text:style-name="T14_3">KEYWORD</text:span><text:span text:style-name="T14_4">2</text:span></text:p>
      <text:p text:style-name="P15"><text:span text:style-name="T15_1">endTransmission</text:span><text:span text:style-name="T15_2"><text:tab/></text:span><text:span text:style-name="T15_3">KEYWORD</text:span><text:span text:style-name="T15_4">2</text:span></text:p>
      <text:p text:style-name="P16"><text:span text:style-name="T16_1">requestFrom</text:span><text:span text:style-name="T16_2"><text:tab/></text:span><text:span text:style-name="T16_3">KEYWORD</text:span><text:span text:style-name="T16_4">2</text:span></text:p>
      <text:p text:style-name="P17"><text:span text:style-name="T17_1">send</text:span><text:span text:style-name="T17_2"><text:tab/></text:span><text:span text:style-name="T17_3">KEYWORD</text:span><text:span text:style-name="T17_4">2</text:span></text:p>
      <text:p text:style-name="P18"><text:span text:style-name="T18_1">receive</text:span><text:span text:style-name="T18_2"><text:tab/></text:span><text:span text:style-name="T18_3">KEYWORD</text:span><text:span text:style-name="T18_4">2</text:span></text:p>
      <text:p text:style-name="P19"><text:span text:style-name="T19_1">onReceive</text:span><text:span text:style-name="T19_2"><text:tab/></text:span><text:span text:style-name="T19_3">KEYWORD</text:span><text:span text:style-name="T19_4">2</text:span></text:p>
      <text:p text:style-name="P20"><text:span text:style-name="T20_1">onRequest</text:span><text:span text:style-name="T20_2"><text:tab/></text:span><text:span text:style-name="T20_3">KEYWORD</text:span><text:span text:style-name="T20_4">2</text:span></text:p>
      <text:p text:style-name="P21"/>
      <text:p text:style-name="P22"><text:span text:style-name="T22_1">#######################################</text:span></text:p>
      <text:p text:style-name="P23"><text:span text:style-name="T23_1">#<text:s/></text:span><text:span text:style-name="T23_2">Instances</text:span><text:span text:style-name="T23_3"><text:s/>(</text:span><text:span text:style-name="T23_4">KEYWORD</text:span><text:span text:style-name="T23_5">2)</text:span></text:p>
      <text:p text:style-name="P24"><text:span text:style-name="T24_1">#######################################</text:span></text:p>
      <text:p text:style-name="P25"/>
      <text:p text:style-name="P26"><text:span text:style-name="T26_1">Wire</text:span><text:span text:style-name="T26_2"><text:tab/></text:span><text:span text:style-name="T26_3">KEYWORD</text:span><text:span text:style-name="T26_4">2</text:span></text:p>
      <text:p text:style-name="P27"/>
      <text:p text:style-name="P28"><text:span text:style-name="T28_1">#######################################</text:span></text:p>
      <text:p text:style-name="P29"><text:span text:style-name="T29_1">#<text:s/></text:span><text:span text:style-name="T29_2">Constants</text:span><text:span text:style-name="T29_3"><text:s/>(</text:span><text:span text:style-name="T29_4">LITERAL</text:span><text:span text:style-name="T29_5">1)</text:span></text:p>
      <text:p text:style-name="P30"><text:span text:style-name="T30_1">#######################################</text:span></text:p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